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trained LM 20 epoch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office:value-type="float" office:value="0.85437" calcext:value-type="float">
            <text:p>0.85437</text:p>
          </table:table-cell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float" office:value="0.76109" calcext:value-type="float">
            <text:p>0.76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2:00:38.019457493</meta:creation-date>
    <meta:generator>LibreOffice/5.1.6.2$Linux_X86_64 LibreOffice_project/10m0$Build-2</meta:generator>
    <dc:date>2017-08-09T12:02:58.388410032</dc:date>
    <meta:editing-duration>PT2M21S</meta:editing-duration>
    <meta:editing-cycles>1</meta:editing-cycles>
    <meta:document-statistic meta:table-count="1" meta:cell-count="5" meta:object-count="0"/>
  </office:meta>
</office:document-meta>
</file>